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685be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57cae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616aec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27e6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6f73c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85be4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57cae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66f73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7cae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673094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27e61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519dc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ef85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f155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71582f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7d17fd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616aec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6519dc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6519dc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685be4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591dc5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69b6ed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265ccf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591dc5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16aec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ef850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5aef0e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6f155e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2dc9ad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439613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39782f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439613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439613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weight="normal" officeooo:rsid="004010bb" officeooo:paragraph-rsid="005aef0e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591dc5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16aec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ef850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1pt" fo:font-weight="normal" officeooo:rsid="001ac214" officeooo:paragraph-rsid="001ac214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font-weight="normal" officeooo:rsid="00570806" officeooo:paragraph-rsid="0066f73c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1pt" fo:font-weight="normal" officeooo:rsid="005b8096" officeooo:paragraph-rsid="00685be4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5d565a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69b6ed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font-weight="normal" officeooo:rsid="00627e61" officeooo:paragraph-rsid="00627e61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1399a5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66f73c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1pt" fo:font-weight="normal" officeooo:rsid="006519dc" officeooo:paragraph-rsid="006519dc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1pt" fo:font-weight="normal" officeooo:rsid="006c00c6" officeooo:paragraph-rsid="006c00c6" style:font-size-asian="11pt" style:font-weight-asian="normal" style:font-size-complex="11pt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font-weight="normal" officeooo:rsid="006ef850" officeooo:paragraph-rsid="006ef850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1pt" fo:font-style="normal" fo:font-weight="normal" officeooo:rsid="0012b1e8" officeooo:paragraph-rsid="00685be4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1pt" fo:font-style="normal" fo:font-weight="normal" officeooo:rsid="002834d6" officeooo:paragraph-rsid="001a56ad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1pt" fo:font-style="normal" fo:font-weight="bold" officeooo:rsid="00367324" officeooo:paragraph-rsid="00367324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439613" style:font-size-asian="11pt" style:font-weight-asian="bold" style:font-size-complex="11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344ad8" style:font-size-asian="11pt" style:font-weight-asian="bold" style:font-size-complex="11pt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439613" style:font-size-asian="11pt" style:font-weight-asian="bold" style:font-size-complex="11pt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ize="11pt" fo:font-weight="bold" officeooo:rsid="0020fc97" officeooo:paragraph-rsid="0020fc97" style:font-size-asian="11pt" style:font-weight-asian="bold" style:font-size-complex="11pt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4c8e4a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71582f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7d17fd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800000" fo:font-size="11pt" fo:font-weight="normal" officeooo:rsid="00485d37" officeooo:paragraph-rsid="00485d37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800000" fo:font-size="11pt" fo:font-weight="normal" officeooo:rsid="004c8e4a" officeooo:paragraph-rsid="004c8e4a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800000" fo:font-size="11pt" fo:font-weight="normal" officeooo:rsid="0071582f" officeooo:paragraph-rsid="0071582f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800000" fo:font-size="11pt" fo:font-weight="normal" officeooo:rsid="007d17fd" officeooo:paragraph-rsid="007d17fd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103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104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27e61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519dc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ef850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616aec" officeooo:paragraph-rsid="006f155e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9e58b" officeooo:paragraph-rsid="0071582f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79e58b" officeooo:paragraph-rsid="007d17fd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2bd92" style:font-size-asian="11pt" style:font-style-asian="italic" style:font-weight-asian="normal" style:font-size-complex="11pt" style:font-style-complex="italic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c8e4a" style:font-size-asian="11pt" style:font-style-asian="italic" style:font-weight-asian="normal" style:font-size-complex="11pt" style:font-style-complex="italic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71582f" style:font-size-asian="11pt" style:font-style-asian="italic" style:font-weight-asian="normal" style:font-size-complex="11pt" style:font-style-complex="italic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7d17fd" style:font-size-asian="11pt" style:font-style-asian="italic" style:font-weight-asian="normal" style:font-size-complex="11pt" style:font-style-complex="italic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2bd92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c8e4a" officeooo:paragraph-rsid="004c8e4a" style:font-size-asian="11pt" style:font-style-asian="normal" style:font-weight-asian="bold" style:font-size-complex="11pt" style:font-style-complex="normal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5381b" officeooo:paragraph-rsid="00439613" style:font-size-asian="11pt" style:font-style-asian="normal" style:font-weight-asian="bold" style:font-size-complex="11pt" style:font-style-complex="normal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7869b8" officeooo:paragraph-rsid="007869b8" fo:background-color="transparent" style:font-size-asian="11pt" style:font-style-asian="normal" style:font-weight-asian="bold" style:font-size-complex="11pt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7869b8" officeooo:paragraph-rsid="007d17fd" fo:background-color="transparent" style:font-size-asian="11pt" style:font-style-asian="normal" style:font-weight-asian="bold" style:font-size-complex="11pt" style:font-style-complex="normal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9fe94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116d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721bb6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55f67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508065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f155e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6f155e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616ae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0e7b7d" officeooo:paragraph-rsid="00721bb6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73b970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21bb6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7b2a5" officeooo:paragraph-rsid="0077b2a5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08065" officeooo:paragraph-rsid="0079e58b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434d5" officeooo:paragraph-rsid="007434d5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434d5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b17fb" officeooo:paragraph-rsid="007b17fb" fo:background-color="#ffff00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b17fb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08065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77b2a5" officeooo:paragraph-rsid="007d17fd" fo:background-color="#ffff00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175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176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77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178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179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4e8ba8" style:font-size-asian="11pt" style:font-weight-asian="normal" style:font-size-complex="11pt" style:font-weight-complex="normal"/>
    </style:style>
    <style:style style:name="P180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71582f" style:font-size-asian="11pt" style:font-weight-asian="normal" style:font-size-complex="11pt" style:font-weight-complex="normal"/>
    </style:style>
    <style:style style:name="P181" style:family="paragraph" style:parent-style-name="Standard">
      <style:paragraph-properties fo:text-align="justify" style:justify-single-word="false"/>
      <style:text-properties fo:color="#006600" fo:font-size="11pt" fo:font-weight="normal" officeooo:rsid="0029fe5c" officeooo:paragraph-rsid="007d17fd" style:font-size-asian="11pt" style:font-weight-asian="normal" style:font-size-complex="11pt" style:font-weight-complex="normal"/>
    </style:style>
    <style:style style:name="P182" style:family="paragraph" style:parent-style-name="Standard">
      <style:paragraph-properties fo:text-align="justify" style:justify-single-word="false"/>
      <style:text-properties fo:color="#006600"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183" style:family="paragraph" style:parent-style-name="Standard">
      <style:paragraph-properties fo:text-align="justify" style:justify-single-word="false"/>
      <style:text-properties fo:color="#006600"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184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29fe5c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71582f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>
      <style:paragraph-properties fo:text-align="justify" style:justify-single-word="false"/>
      <style:text-properties fo:color="#006600" style:font-name="Liberation Serif" fo:font-size="11pt" fo:font-style="normal" fo:font-weight="normal" officeooo:rsid="0056258f" officeooo:paragraph-rsid="007d17fd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paragraph-properties fo:text-align="justify" style:justify-single-word="false"/>
      <style:text-properties officeooo:paragraph-rsid="0071582f"/>
    </style:style>
    <style:style style:name="P192" style:family="paragraph" style:parent-style-name="Standard">
      <style:paragraph-properties fo:text-align="justify" style:justify-single-word="false"/>
      <style:text-properties officeooo:paragraph-rsid="007d17fd"/>
    </style:style>
    <style:style style:name="P193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8fde5" style:font-size-asian="11pt" style:font-weight-asian="normal" style:font-size-complex="11pt" style:font-weight-complex="normal"/>
    </style:style>
    <style:style style:name="P194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57cae0" style:font-size-asian="11pt" style:font-weight-asian="normal" style:font-size-complex="11pt" style:font-weight-complex="normal"/>
    </style:style>
    <style:style style:name="P195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196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197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98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99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200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201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bold" officeooo:rsid="00426ad7" officeooo:paragraph-rsid="0041222b" style:font-size-asian="11pt" style:font-style-asian="normal" style:font-weight-asian="bold" style:font-size-complex="11pt" style:font-style-complex="normal" style:font-weight-complex="bold"/>
    </style:style>
    <style:style style:name="P202" style:family="paragraph" style:parent-style-name="Text_20_body">
      <style:text-properties officeooo:paragraph-rsid="0052540a"/>
    </style:style>
    <style:style style:name="P203" style:family="paragraph" style:parent-style-name="Text_20_body">
      <style:text-properties fo:font-size="11pt" officeooo:paragraph-rsid="0071582f" style:font-size-asian="11pt" style:font-size-complex="11pt"/>
    </style:style>
    <style:style style:name="P204" style:family="paragraph" style:parent-style-name="Text_20_body">
      <style:text-properties fo:font-size="11pt" officeooo:rsid="0079e58b" officeooo:paragraph-rsid="0079e58b" style:font-size-asian="11pt" style:font-size-complex="11pt"/>
    </style:style>
    <style:style style:name="P205" style:family="paragraph" style:parent-style-name="Text_20_body">
      <style:text-properties fo:font-size="11pt" officeooo:rsid="0079e58b" officeooo:paragraph-rsid="007d17fd" style:font-size-asian="11pt" style:font-size-complex="11pt"/>
    </style:style>
    <style:style style:name="P206" style:family="paragraph" style:parent-style-name="Text_20_body">
      <style:text-properties fo:font-size="11pt" officeooo:paragraph-rsid="007d17fd" style:font-size-asian="11pt" style:font-size-complex="11pt"/>
    </style:style>
    <style:style style:name="P207" style:family="paragraph" style:parent-style-name="Standard">
      <style:paragraph-properties fo:text-align="justify" style:justify-single-word="false"/>
      <style:text-properties fo:font-size="11pt" fo:font-weight="normal" officeooo:rsid="007fc28c" officeooo:paragraph-rsid="007fc28c" style:font-size-asian="11pt" style:font-weight-asian="normal" style:font-size-complex="11pt" style:font-weight-complex="normal"/>
    </style:style>
    <style:style style:name="P208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76cf02" officeooo:paragraph-rsid="005fe31b" fo:background-color="transparent" style:font-size-asian="12pt" style:font-weight-asian="normal" style:font-size-complex="12pt" style:font-weight-complex="normal"/>
    </style:style>
    <style:style style:name="P209" style:family="paragraph">
      <style:paragraph-properties fo:text-align="justify"/>
    </style:style>
    <style:style style:name="P2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fbc03"/>
    </style:style>
    <style:style style:name="T2" style:family="text">
      <style:text-properties officeooo:rsid="001652b0"/>
    </style:style>
    <style:style style:name="T3" style:family="text">
      <style:text-properties officeooo:rsid="001df728"/>
    </style:style>
    <style:style style:name="T4" style:family="text">
      <style:text-properties officeooo:rsid="005be1a7"/>
    </style:style>
    <style:style style:name="T5" style:family="text">
      <style:text-properties officeooo:rsid="0020f779"/>
    </style:style>
    <style:style style:name="T6" style:family="text">
      <style:text-properties officeooo:rsid="001399a5"/>
    </style:style>
    <style:style style:name="T7" style:family="text">
      <style:text-properties officeooo:rsid="00169197"/>
    </style:style>
    <style:style style:name="T8" style:family="text">
      <style:text-properties officeooo:rsid="00184d79"/>
    </style:style>
    <style:style style:name="T9" style:family="text">
      <style:text-properties officeooo:rsid="00190e3d"/>
    </style:style>
    <style:style style:name="T10" style:family="text">
      <style:text-properties officeooo:rsid="0026497d"/>
    </style:style>
    <style:style style:name="T11" style:family="text">
      <style:text-properties officeooo:rsid="001a56ad"/>
    </style:style>
    <style:style style:name="T12" style:family="text">
      <style:text-properties officeooo:rsid="001ac214"/>
    </style:style>
    <style:style style:name="T13" style:family="text">
      <style:text-properties officeooo:rsid="001bcdf6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58c6e" style:font-style-asian="normal" style:font-style-complex="normal"/>
    </style:style>
    <style:style style:name="T16" style:family="text">
      <style:text-properties fo:font-style="normal" officeooo:rsid="002834d6" style:font-style-asian="normal" style:font-style-complex="normal"/>
    </style:style>
    <style:style style:name="T17" style:family="text">
      <style:text-properties fo:font-style="normal" officeooo:rsid="00267476" style:font-style-asian="normal" style:font-style-complex="normal"/>
    </style:style>
    <style:style style:name="T18" style:family="text">
      <style:text-properties fo:font-style="normal" officeooo:rsid="0012b1e8" style:font-style-asian="normal" style:font-style-complex="normal"/>
    </style:style>
    <style:style style:name="T19" style:family="text">
      <style:text-properties fo:font-style="normal" officeooo:rsid="001cc8d1" style:font-style-asian="normal" style:font-style-complex="normal"/>
    </style:style>
    <style:style style:name="T20" style:family="text">
      <style:text-properties fo:font-style="normal" officeooo:rsid="001bcdf6" style:font-style-asian="normal" style:font-style-complex="normal"/>
    </style:style>
    <style:style style:name="T21" style:family="text">
      <style:text-properties fo:font-style="normal" officeooo:rsid="005b8096" style:font-style-asian="normal" style:font-style-complex="normal"/>
    </style:style>
    <style:style style:name="T22" style:family="text">
      <style:text-properties officeooo:rsid="0020aa90"/>
    </style:style>
    <style:style style:name="T23" style:family="text">
      <style:text-properties officeooo:rsid="00235349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officeooo:rsid="000fe302"/>
    </style:style>
    <style:style style:name="T26" style:family="text">
      <style:text-properties style:font-name="Liberation Serif" officeooo:rsid="0024219c"/>
    </style:style>
    <style:style style:name="T27" style:family="text">
      <style:text-properties style:font-name="Liberation Serif" fo:font-style="normal" style:font-style-asian="normal" style:font-style-complex="normal"/>
    </style:style>
    <style:style style:name="T28" style:family="text">
      <style:text-properties style:font-name="Liberation Serif" fo:font-style="normal" officeooo:rsid="0112aed4" style:font-style-asian="normal" style:font-style-complex="normal"/>
    </style:style>
    <style:style style:name="T29" style:family="text">
      <style:text-properties style:font-name="Liberation Serif" fo:font-style="normal" officeooo:rsid="000e7b7d" style:font-style-asian="normal" style:font-style-complex="normal"/>
    </style:style>
    <style:style style:name="T30" style:family="text">
      <style:text-properties style:font-name="Liberation Serif" fo:font-style="normal" officeooo:rsid="00e108be" style:font-style-asian="normal" style:font-style-complex="normal"/>
    </style:style>
    <style:style style:name="T31" style:family="text">
      <style:text-properties style:font-name="Liberation Serif" fo:font-style="normal" officeooo:rsid="00508065" style:font-style-asian="normal" style:font-style-complex="normal"/>
    </style:style>
    <style:style style:name="T32" style:family="text">
      <style:text-properties style:font-name="Liberation Serif" fo:font-style="normal" officeooo:rsid="005124c3" style:font-style-asian="normal" style:font-style-complex="normal"/>
    </style:style>
    <style:style style:name="T33" style:family="text">
      <style:text-properties style:font-name="Liberation Serif" fo:font-style="normal" officeooo:rsid="005aef0e" style:font-style-asian="normal" style:font-style-complex="normal"/>
    </style:style>
    <style:style style:name="T34" style:family="text">
      <style:text-properties style:font-name="Liberation Serif" fo:font-style="normal" officeooo:rsid="0029fe5c" style:font-style-asian="normal" style:font-style-complex="normal"/>
    </style:style>
    <style:style style:name="T35" style:family="text">
      <style:text-properties style:font-name="Liberation Serif" fo:font-style="normal" fo:font-weight="normal" officeooo:rsid="001d9032" style:font-size-asian="11pt" style:font-style-asian="normal" style:font-weight-asian="normal" style:font-style-complex="normal" style:font-weight-complex="normal"/>
    </style:style>
    <style:style style:name="T36" style:family="text">
      <style:text-properties style:font-name="Liberation Serif" fo:font-style="normal" fo:font-weight="normal" officeooo:rsid="0112aed4" style:font-size-asian="11pt" style:font-style-asian="normal" style:font-weight-asian="normal" style:font-style-complex="normal" style:font-weight-complex="normal"/>
    </style:style>
    <style:style style:name="T37" style:family="text">
      <style:text-properties style:font-name="Liberation Serif" officeooo:rsid="0012b1e8"/>
    </style:style>
    <style:style style:name="T38" style:family="text">
      <style:text-properties style:font-name="Liberation Serif" officeooo:rsid="0014a616"/>
    </style:style>
    <style:style style:name="T39" style:family="text">
      <style:text-properties style:font-name="Liberation Serif" officeooo:rsid="0026497d"/>
    </style:style>
    <style:style style:name="T40" style:family="text">
      <style:text-properties style:font-name="Liberation Serif" officeooo:rsid="00508065"/>
    </style:style>
    <style:style style:name="T41" style:family="text">
      <style:text-properties style:font-name="Liberation Serif" officeooo:rsid="00e108be"/>
    </style:style>
    <style:style style:name="T42" style:family="text">
      <style:text-properties style:font-name="Liberation Serif" fo:font-weight="normal" officeooo:rsid="010e665c" fo:background-color="transparent" loext:char-shading-value="0" style:font-size-asian="11pt" style:font-weight-asian="normal" style:font-weight-complex="normal"/>
    </style:style>
    <style:style style:name="T43" style:family="text">
      <style:text-properties style:font-name="Liberation Serif" fo:font-weight="normal" officeooo:rsid="001abc1b" fo:background-color="transparent" loext:char-shading-value="0" style:font-size-asian="11pt" style:font-weight-asian="normal" style:font-weight-complex="normal"/>
    </style:style>
    <style:style style:name="T44" style:family="text">
      <style:text-properties style:font-name="Liberation Serif" fo:font-weight="normal" officeooo:rsid="010ed1e2" fo:background-color="transparent" loext:char-shading-value="0" style:font-size-asian="11pt" style:font-weight-asian="normal" style:font-weight-complex="normal"/>
    </style:style>
    <style:style style:name="T45" style:family="text">
      <style:text-properties style:font-name="Liberation Serif" fo:font-weight="normal" officeooo:rsid="01104453" fo:background-color="transparent" loext:char-shading-value="0" style:font-size-asian="11pt" style:font-weight-asian="normal" style:font-weight-complex="normal"/>
    </style:style>
    <style:style style:name="T46" style:family="text">
      <style:text-properties style:font-name="Liberation Serif" fo:font-weight="normal" officeooo:rsid="000e7b7d" fo:background-color="transparent" loext:char-shading-value="0" style:font-size-asian="11pt" style:font-weight-asian="normal" style:font-weight-complex="normal"/>
    </style:style>
    <style:style style:name="T47" style:family="text">
      <style:text-properties style:font-name="Liberation Serif" fo:font-weight="normal" officeooo:rsid="000fb732" fo:background-color="transparent" loext:char-shading-value="0" style:font-size-asian="11pt" style:font-weight-asian="normal" style:font-weight-complex="normal"/>
    </style:style>
    <style:style style:name="T48" style:family="text">
      <style:text-properties style:font-name="Liberation Serif" fo:font-weight="normal" officeooo:rsid="00107a9e" fo:background-color="transparent" loext:char-shading-value="0" style:font-size-asian="11pt" style:font-weight-asian="normal" style:font-weight-complex="normal"/>
    </style:style>
    <style:style style:name="T49" style:family="text">
      <style:text-properties style:font-name="Liberation Serif" fo:font-weight="normal" officeooo:rsid="006458d1" fo:background-color="transparent" loext:char-shading-value="0" style:font-size-asian="11pt" style:font-weight-asian="normal" style:font-weight-complex="normal"/>
    </style:style>
    <style:style style:name="T50" style:family="text">
      <style:text-properties style:font-name="Liberation Serif" fo:font-weight="normal" officeooo:rsid="001652b0" fo:background-color="transparent" loext:char-shading-value="0" style:font-size-asian="11pt" style:font-weight-asian="normal" style:font-weight-complex="normal"/>
    </style:style>
    <style:style style:name="T51" style:family="text">
      <style:text-properties style:font-name="Liberation Serif" fo:font-weight="normal" officeooo:rsid="0073b970" fo:background-color="transparent" loext:char-shading-value="0" style:font-size-asian="11pt" style:font-weight-asian="normal" style:font-weight-complex="normal"/>
    </style:style>
    <style:style style:name="T52" style:family="text">
      <style:text-properties style:font-name="Liberation Serif" fo:font-weight="normal" officeooo:rsid="00395738" fo:background-color="transparent" loext:char-shading-value="0" style:font-size-asian="11pt" style:font-weight-asian="normal" style:font-weight-complex="normal"/>
    </style:style>
    <style:style style:name="T53" style:family="text">
      <style:text-properties style:font-name="Liberation Serif" fo:font-weight="normal" officeooo:rsid="003aab2f" fo:background-color="transparent" loext:char-shading-value="0" style:font-size-asian="11pt" style:font-weight-asian="normal" style:font-weight-complex="normal"/>
    </style:style>
    <style:style style:name="T54" style:family="text">
      <style:text-properties style:font-name="Liberation Serif" fo:font-weight="normal" officeooo:rsid="008b6423" fo:background-color="transparent" loext:char-shading-value="0" style:font-size-asian="11pt" style:font-weight-asian="normal" style:font-weight-complex="normal"/>
    </style:style>
    <style:style style:name="T55" style:family="text">
      <style:text-properties style:font-name="Liberation Serif" fo:font-weight="normal" officeooo:rsid="001abc1b" fo:background-color="#ffffff" loext:char-shading-value="0" style:font-size-asian="11pt" style:font-weight-asian="normal" style:font-weight-complex="normal"/>
    </style:style>
    <style:style style:name="T56" style:family="text">
      <style:text-properties style:font-name="Liberation Serif" officeooo:rsid="00616aec"/>
    </style:style>
    <style:style style:name="T57" style:family="text">
      <style:text-properties style:font-name="Liberation Serif" officeooo:rsid="006f155e"/>
    </style:style>
    <style:style style:name="T58" style:family="text">
      <style:text-properties officeooo:rsid="002b3183"/>
    </style:style>
    <style:style style:name="T59" style:family="text">
      <style:text-properties officeooo:rsid="000d59b1"/>
    </style:style>
    <style:style style:name="T60" style:family="text">
      <style:text-properties officeooo:rsid="002dc9ad"/>
    </style:style>
    <style:style style:name="T61" style:family="text">
      <style:text-properties officeooo:rsid="002e7adf"/>
    </style:style>
    <style:style style:name="T62" style:family="text">
      <style:text-properties officeooo:rsid="004941cb"/>
    </style:style>
    <style:style style:name="T63" style:family="text">
      <style:text-properties officeooo:rsid="004caf97"/>
    </style:style>
    <style:style style:name="T64" style:family="text">
      <style:text-properties officeooo:rsid="00508065"/>
    </style:style>
    <style:style style:name="T65" style:family="text">
      <style:text-properties style:use-window-font-color="true" style:font-name="Liberation Serif" fo:font-size="11pt" fo:font-style="normal" fo:font-weight="normal" officeooo:rsid="004f01c8" style:font-size-asian="11pt" style:font-style-asian="normal" style:font-weight-asian="normal" style:font-size-complex="11pt" style:font-style-complex="normal" style:font-weight-complex="normal"/>
    </style:style>
    <style:style style:name="T66" style:family="text">
      <style:text-properties style:use-window-font-color="true" style:font-name="Liberation Serif" fo:font-size="11pt" fo:font-style="normal" fo:font-weight="normal" officeooo:rsid="004c8e4a" style:font-size-asian="11pt" style:font-style-asian="normal" style:font-weight-asian="normal" style:font-size-complex="11pt" style:font-style-complex="normal" style:font-weight-complex="normal"/>
    </style:style>
    <style:style style:name="T67" style:family="text">
      <style:text-properties style:use-window-font-color="true" style:font-name="Liberation Serif" fo:font-size="11pt" fo:font-style="normal" fo:font-weight="normal" officeooo:rsid="0076bb83" style:font-size-asian="11pt" style:font-style-asian="normal" style:font-weight-asian="normal" style:font-size-complex="11pt" style:font-style-complex="normal" style:font-weight-complex="normal"/>
    </style:style>
    <style:style style:name="T68" style:family="text">
      <style:text-properties style:use-window-font-color="true" style:font-name="Liberation Serif" fo:font-style="normal" officeooo:rsid="006f155e" style:font-style-asian="normal" style:font-style-complex="normal"/>
    </style:style>
    <style:style style:name="T69" style:family="text">
      <style:text-properties style:use-window-font-color="true" officeooo:rsid="005109c7"/>
    </style:style>
    <style:style style:name="T70" style:family="text">
      <style:text-properties style:use-window-font-color="true" officeooo:rsid="00426ad7"/>
    </style:style>
    <style:style style:name="T71" style:family="text">
      <style:text-properties style:use-window-font-color="true" fo:font-style="normal" style:font-style-asian="normal" style:font-style-complex="normal"/>
    </style:style>
    <style:style style:name="T72" style:family="text">
      <style:text-properties style:use-window-font-color="true" fo:font-style="normal" officeooo:rsid="001cc8d1" style:font-style-asian="normal" style:font-style-complex="normal"/>
    </style:style>
    <style:style style:name="T73" style:family="text">
      <style:text-properties style:use-window-font-color="true" fo:font-style="normal" officeooo:rsid="002834d6" style:font-style-asian="normal" style:font-style-complex="normal"/>
    </style:style>
    <style:style style:name="T74" style:family="text">
      <style:text-properties style:use-window-font-color="true" officeooo:rsid="0069b6ed"/>
    </style:style>
    <style:style style:name="T75" style:family="text">
      <style:text-properties officeooo:rsid="005109c7"/>
    </style:style>
    <style:style style:name="T76" style:family="text">
      <style:text-properties officeooo:rsid="0052540a"/>
    </style:style>
    <style:style style:name="T77" style:family="text">
      <style:text-properties officeooo:rsid="0057bef1"/>
    </style:style>
    <style:style style:name="T78" style:family="text">
      <style:text-properties officeooo:rsid="005aef0e"/>
    </style:style>
    <style:style style:name="T79" style:family="text">
      <style:text-properties officeooo:rsid="005d565a"/>
    </style:style>
    <style:style style:name="T80" style:family="text">
      <style:text-properties officeooo:rsid="00616aec"/>
    </style:style>
    <style:style style:name="T81" style:family="text">
      <style:text-properties officeooo:rsid="00627e61"/>
    </style:style>
    <style:style style:name="T82" style:family="text">
      <style:text-properties officeooo:rsid="006519dc"/>
    </style:style>
    <style:style style:name="T83" style:family="text">
      <style:text-properties officeooo:rsid="00685be4"/>
    </style:style>
    <style:style style:name="T84" style:family="text">
      <style:text-properties officeooo:rsid="0069b6ed"/>
    </style:style>
    <style:style style:name="T85" style:family="text">
      <style:text-properties officeooo:rsid="006ef850"/>
    </style:style>
    <style:style style:name="T86" style:family="text">
      <style:text-properties officeooo:rsid="006f155e"/>
    </style:style>
    <style:style style:name="T87" style:family="text">
      <style:text-properties officeooo:rsid="0019219b"/>
    </style:style>
    <style:style style:name="T88" style:family="text">
      <style:text-properties officeooo:rsid="0074c9bf"/>
    </style:style>
    <style:style style:name="T89" style:family="text">
      <style:text-properties officeooo:rsid="0076bb83"/>
    </style:style>
    <style:style style:name="T90" style:family="text">
      <style:text-properties officeooo:rsid="007d17fd"/>
    </style:style>
    <style:style style:name="T91" style:family="text">
      <style:text-properties officeooo:rsid="0019f039"/>
    </style:style>
    <style:style style:name="T92" style:family="text">
      <style:text-properties officeooo:rsid="007e330d"/>
    </style:style>
    <style:style style:name="T93" style:family="text">
      <style:text-properties officeooo:rsid="0039782f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Главная страница</text:p>
      <text:p text:style-name="P87"/>
      <text:p text:style-name="P87"/>
      <text:p text:style-name="P87">Приложения</text:p>
      <text:p text:style-name="P58"/>
      <text:p text:style-name="P57">На платформе Veda разработан ряд приложений для решения задач вашего предприятия.</text:p>
      <text:p text:style-name="P57"/>
      <text:p text:style-name="P57">Любой сотрудник может играть определенную роль в каждом из них.</text:p>
      <text:p text:style-name="P57"/>
      <text:p text:style-name="P57"/>
      <text:p text:style-name="P57">Совокупность ролей в каждом из доступных приложений формирует для пользователя</text:p>
      <text:p text:style-name="P57"/>
      <text:p text:style-name="P57">его персональный интерфейс, который мы называем аспект.</text:p>
      <text:p text:style-name="P57"/>
      <text:p text:style-name="P57"/>
      <text:p text:style-name="P57">Аспект — это картина бизнеса в информационной системе с точки зрения пользователя</text:p>
      <text:p text:style-name="P57"/>
      <text:p text:style-name="P57">с учетом его позиции в структуре предприятия.</text:p>
      <text:p text:style-name="P57"/>
      <text:p text:style-name="P57"/>
      <text:p text:style-name="P57">Приложения на основе платформы Veda уже включают в себя набор объектов и процессов,</text:p>
      <text:p text:style-name="P57"/>
      <text:p text:style-name="P57">что сокращает трудоемкость и сроки внедрения информационной системы.</text:p>
      <text:p text:style-name="P57"/>
      <text:p text:style-name="P57"/>
      <text:p text:style-name="P57">Некоторые приложения мы предлагаем в нескольких вариантах</text:p>
      <text:p text:style-name="P57"/>
      <text:p text:style-name="P57">с различной степенью проработки в зависимости от потребностей предприятия.</text:p>
      <text:p text:style-name="P57"/>
      <text:p text:style-name="P57"/>
      <text:p text:style-name="P57">Составляющие приложений можно изменять и адаптировать</text:p>
      <text:p text:style-name="P57"/>
      <text:p text:style-name="P57">под актуальные задачи предприятия «на лету».</text:p>
      <text:p text:style-name="P57"/>
      <text:p text:style-name="P57"/>
      <text:p text:style-name="P88">Applications</text:p>
      <text:p text:style-name="P57"/>
      <text:p text:style-name="P57">Using Veda platform we implemented a set of applications</text:p>
      <text:p text:style-name="P57"/>
      <text:p text:style-name="P57">solving important tasks for your business.</text:p>
      <text:p text:style-name="P57"/>
      <text:p text:style-name="P57">Any employee can play specific role in any of them.</text:p>
      <text:p text:style-name="P57"/>
      <text:p text:style-name="P57"/>
      <text:p text:style-name="P57">The sum of user's roles in deployed applications</text:p>
      <text:p text:style-name="P57"/>
      <text:p text:style-name="P57">forms personal interface we call an aspect.</text:p>
      <text:p text:style-name="P57"/>
      <text:p text:style-name="P57"/>
      <text:p text:style-name="P57">Aspect — is a reflection of business in information system from user's perspective</text:p>
      <text:p text:style-name="P57"/>
      <text:p text:style-name="P57">considering his/her position in enterprise.</text:p>
      <text:p text:style-name="P57"/>
      <text:p text:style-name="P57"/>
      <text:p text:style-name="P57">Applications on Veda platform include a set of objects and processes.</text:p>
      <text:p text:style-name="P57"/>
      <text:p text:style-name="P57">This significantly reduces labor costs &amp; saves time for deployment.</text:p>
      <text:p text:style-name="P57"><text:soft-page-break/></text:p>
      <text:p text:style-name="P57"/>
      <text:p text:style-name="P57">Some applications are offered in several variants</text:p>
      <text:p text:style-name="P57"/>
      <text:p text:style-name="P57">with varying details level depending on the business needs.</text:p>
      <text:p text:style-name="P57"/>
      <text:p text:style-name="P57"/>
      <text:p text:style-name="P57">The components of the applications can be changed and adapted</text:p>
      <text:p text:style-name="P57"/>
      <text:p text:style-name="P57">to the actual tasks "on the fly."</text:p>
      <text:p text:style-name="P33"/>
      <text:p text:style-name="P91"/>
      <text:p text:style-name="P91"/>
      <text:p text:style-name="P91">Страница Приложения</text:p>
      <text:p text:style-name="P33"/>
      <text:p text:style-name="P59">Слоган:</text:p>
      <text:p text:style-name="P59"/>
      <text:p text:style-name="P89">Выбирайте, что нравится,</text:p>
      <text:p text:style-name="P89">а мы сделаем, чтобы вам подошло!</text:p>
      <text:p text:style-name="P61"/>
      <text:p text:style-name="P62">Ваши выгоды:</text:p>
      <text:p text:style-name="P62"/>
      <text:p text:style-name="P61">Отлаженные деловые процессы позволят ставить задачи исполнителям, отслеживать ход выполнения.<office:annotation><dc:creator>&lt;анонимный&gt;</dc:creator><dc:date>2018-08-06T14:43:09.772853939</dc:date><text:p text:style-name="P210"><text:span text:style-name="T95">Это в бллок Приложения на главную</text:span></text:p></office:annotation></text:p>
      <text:p text:style-name="P61"/>
      <text:p text:style-name="P207"><text:span text:style-name="T8">В рамках приложений мы предлагаем:</text:span></text:p>
      <text:p text:style-name="P207"/>
      <text:p text:style-name="P207">Е<text:span text:style-name="T93">диные регламенты для сложных процессов.</text:span></text:p>
      <text:p text:style-name="P61">Четкое разграничение прав и полномочий.</text:p>
      <text:p text:style-name="P33"/>
      <text:p text:style-name="P33"/>
      <text:p text:style-name="P33">В рамках <text:span text:style-name="T60">приложений </text:span>мы предлагаем:</text:p>
      <text:p text:style-name="P32"><text:span text:style-name="T8">Шаблоны</text:span> докум<text:span text:style-name="T8">е</text:span>нтов</text:p>
      <text:p text:style-name="P32">Справочники</text:p>
      <text:p text:style-name="P32">Печатные формы</text:p>
      <text:p text:style-name="P32">Формы отчетов</text:p>
      <text:p text:style-name="P32"/>
      <text:p text:style-name="P32">Преднастроенные и свободные маршруты</text:p>
      <text:p text:style-name="P33">Версионность документов</text:p>
      <text:p text:style-name="P33">Статусы документов</text:p>
      <text:p text:style-name="P38">Создание связанных документов</text:p>
      <text:p text:style-name="P38">Создание новых документов путем копирования существующих</text:p>
      <text:p text:style-name="P19"/>
      <text:p text:style-name="P19">Уведомления по e-mail</text:p>
      <text:p text:style-name="P19">Мобильное приложение</text:p>
      <text:p text:style-name="P19">Интеграция с 1С, SAP</text:p>
      <text:p text:style-name="P19"/>
      <text:p text:style-name="P208">Внедрение совокупности нескольких решений позволяет достичь значительного синергетического эффекта при использовании системы.</text:p>
      <text:p text:style-name="P60"/>
      <text:p text:style-name="P60"/>
      <text:p text:style-name="P93"><text:span text:style-name="T64">К</text:span>онтрагент<text:span text:style-name="T64">ы</text:span></text:p>
      <text:p text:style-name="P1"/>
      <text:p text:style-name="P83">Слоган:</text:p>
      <text:p text:style-name="P83"/>
      <text:p text:style-name="P86">Всегда актуальная база клиентов и поставщиков у вас под рукой!</text:p>
      <text:p text:style-name="P1"/>
      <text:p text:style-name="P67"><text:soft-page-break/>По кнопке «Подробнее»:</text:p>
      <text:p text:style-name="P2"><text:span text:style-name="T61">Приложение п</text:span>редназначено для <text:span text:style-name="T2">централизации работы и детального анализа данных по каждому отдельному контрагенту,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4">Включает в себя <text:span text:style-name="T3">автоматизацию полного цикла работы с контрагентами.</text:span></text:p>
      <text:p text:style-name="P4"/>
      <text:p text:style-name="P11">Ключевые возможности:</text:p>
      <text:p text:style-name="P15"><text:span text:style-name="T1">Единообразн</text:span>ый<text:span text:style-name="T1"> учет контрагентов</text:span></text:p>
      <text:p text:style-name="P15">Исключение дублирования</text:p>
      <text:p text:style-name="P69">Актуальная информация</text:p>
      <text:p text:style-name="P78">Выполнение требований закона</text:p>
      <text:p text:style-name="P4"/>
      <text:p text:style-name="P194"><text:span text:style-name="T83">Приложение</text:span> позволит:</text:p>
      <text:p text:style-name="P194"><text:span text:style-name="T75">У</text:span>порядочить и структурировать информацию о контрагентах <text:span text:style-name="T1">в соответствии с заданными параметрами</text:span></text:p>
      <text:p text:style-name="P194"><text:span text:style-name="T75">П</text:span>роводить <text:span text:style-name="T3">формализованные процедуры проверки соответствия поставщиков внутренним требованиям организации</text:span></text:p>
      <text:p text:style-name="P194"><text:span text:style-name="T75">О</text:span>перативно вносить изменения <text:span text:style-name="T13">данных контрагентов</text:span></text:p>
      <text:p text:style-name="P14"><text:span text:style-name="T1">Составлять заявк</text:span>и<text:span text:style-name="T1"> на создание контрагента</text:span></text:p>
      <text:p text:style-name="P18">Вн<text:span text:style-name="T77">осить</text:span> изменени<text:span text:style-name="T77">я</text:span> данных контрагента в процессе работы</text:p>
      <text:p text:style-name="P75">Формировать полное досье контрагента</text:p>
      <text:p text:style-name="P18">А<text:span text:style-name="T5">втоматически вычислять категорию контрагента в соответствии с заданными правилами</text:span></text:p>
      <text:p text:style-name="P195">Проводить процедуры проверки и согласования контрагента <text:s/>на соответствие внутренним требованиям организации</text:p>
      <text:p text:style-name="P4"/>
      <text:p text:style-name="P174">Бизнес-объекты</text:p>
      <text:p text:style-name="P6"/>
      <text:p text:style-name="P79">Документы:</text:p>
      <text:p text:style-name="P8">- Организация</text:p>
      <text:p text:style-name="P13">- Обособленное подразделение</text:p>
      <text:p text:style-name="P6">- Досье</text:p>
      <text:p text:style-name="P6">- Заявка на создание/изменение контрагента</text:p>
      <text:p text:style-name="P6">- Запрос на согласование контрагента</text:p>
      <text:p text:style-name="P6">- Единый лист оценки <text:span text:style-name="T6">+ Заключения внутренних служб и специалистов</text:span></text:p>
      <text:p text:style-name="P28"/>
      <text:p text:style-name="P29">Справочник<text:span text:style-name="T80">и:</text:span></text:p>
      <text:p text:style-name="P29">- «Организационн<text:span text:style-name="T9">ая структура</text:span>»</text:p>
      <text:p text:style-name="P27">- «Организационно-правовая форма»</text:p>
      <text:p text:style-name="P28">- «<text:span text:style-name="T9">В</text:span>иды деятельности по ОКВЭД»</text:p>
      <text:p text:style-name="P28">- «<text:span text:style-name="T9">Тип взаимодействия</text:span>» <text:span text:style-name="T9">(в</text:span>иды деятельности по ОКВЭД<text:span text:style-name="T9">)</text:span></text:p>
      <text:p text:style-name="P34">- «Вид платежа»</text:p>
      <text:p text:style-name="P34">- «Вид поставки»</text:p>
      <text:p text:style-name="P34">- «Валюта»</text:p>
      <text:p text:style-name="P34">- «Тема заявки»</text:p>
      <text:p text:style-name="P30"/>
      <text:p text:style-name="P30">Печатн<text:span text:style-name="T80">ая</text:span> форм<text:span text:style-name="T80">а</text:span></text:p>
      <text:p text:style-name="P6"/>
      <text:p text:style-name="P176">Бизнес-процессы</text:p>
      <text:p text:style-name="P176"/>
      <text:p text:style-name="P10">Проверка <text:span text:style-name="T81">на уникальность</text:span></text:p>
      <text:p text:style-name="P9">Автоматическое вычисление категории</text:p>
      <text:p text:style-name="P76">Вычисление итоговой оценки</text:p>
      <text:p text:style-name="P21"><text:span text:style-name="T56">Автоматизированные</text:span><text:span text:style-name="T24"> маршруты</text:span></text:p>
      <text:p text:style-name="P108">Свободный маршрут</text:p>
      <text:p text:style-name="P108"><text:soft-page-break/>Частные задачи</text:p>
      <text:p text:style-name="P77"/>
      <text:p text:style-name="P16"/>
      <text:p text:style-name="P183">Дополнительные опции</text:p>
      <text:p text:style-name="P70"/>
      <text:p text:style-name="P5"><text:span text:style-name="T83">Приложение «Контрагенты» с</text:span>вязано с<text:span text:style-name="T4">о большинством приложений на основе платформы Veda.</text:span></text:p>
      <text:p text:style-name="P193"/>
      <text:p text:style-name="P196">Аудиты безопасности</text:p>
      <text:p text:style-name="P200"/>
      <text:p text:style-name="P200">Слоган:</text:p>
      <text:p text:style-name="P201">Безопасность на первом месте! / Работайте безопасно!</text:p>
      <text:p text:style-name="P198"/>
      <text:p text:style-name="P199">По кнопке «Подробнее»:</text:p>
      <text:p text:style-name="P198"><text:span text:style-name="T84">Приложение п</text:span>редназначено для <text:span text:style-name="T10">автоматизации планирования и проведения аудитов, контроля <text:s/>выполнения планов реализации.</text:span></text:p>
      <text:p text:style-name="P12"/>
      <text:p text:style-name="P12">Ключевые возможности:</text:p>
      <text:p text:style-name="P72"><text:span text:style-name="T19">П</text:span><text:span text:style-name="T14">ланирование аудитов</text:span></text:p>
      <text:p text:style-name="P42"><text:span text:style-name="T19">С</text:span><text:span text:style-name="T15">писк</text:span><text:span text:style-name="T21">и</text:span><text:span text:style-name="T14"> участников </text:span><text:span text:style-name="T16">рабочих групп</text:span></text:p>
      <text:p text:style-name="P42"><text:span text:style-name="T16">Фикс</text:span><text:span text:style-name="T21">ация</text:span><text:span text:style-name="T16"> наблюдени</text:span><text:span text:style-name="T14">й</text:span><text:span text:style-name="T16"> </text:span><text:span text:style-name="T21">согласно</text:span><text:span text:style-name="T17"> тр</text:span><text:span text:style-name="T16">ебованиям стандартов</text:span></text:p>
      <text:p text:style-name="P42"><text:span text:style-name="T21">П</text:span><text:span text:style-name="T18">лан мероприятий</text:span></text:p>
      <text:p text:style-name="P84">Назначение ответственных</text:p>
      <text:p text:style-name="P3"><text:span text:style-name="T72">К</text:span><text:span text:style-name="T73">онтроль выполнения</text:span></text:p>
      <text:p text:style-name="P81"><text:span text:style-name="T73">С</text:span><text:span text:style-name="T71">нижение рисков</text:span></text:p>
      <text:p text:style-name="P197"/>
      <text:p text:style-name="P45"><text:span text:style-name="T74">Приложение</text:span> позволит:</text:p>
      <text:p text:style-name="P44"><text:span text:style-name="T75">П</text:span>ланировать проведение <text:span text:style-name="T20">предстоящих </text:span>аудитов</text:p>
      <text:p text:style-name="P44"><text:span text:style-name="T75">П</text:span>ланировать мероприятия по устранению выявленных в ходе аудитов недостатков, <text:span text:style-name="T79">в том числе в отношении подрядчиков</text:span></text:p>
      <text:p text:style-name="P44"><text:span text:style-name="T75">Н</text:span>азначать ответственных за выполнение <text:span text:style-name="T22">мероприятий</text:span></text:p>
      <text:p text:style-name="P44"><text:span text:style-name="T75">К</text:span>онтролировать выполнение мероприятий</text:p>
      <text:p text:style-name="P73">Оценивать устранение недостатков</text:p>
      <text:p text:style-name="P71"><text:span text:style-name="T69">П</text:span><text:span text:style-name="T70">овысить безопасность работы</text:span></text:p>
      <text:p text:style-name="P197"/>
      <text:p text:style-name="P175">Бизнес-объекты</text:p>
      <text:p text:style-name="P175"/>
      <text:p text:style-name="P80">Документы:</text:p>
      <text:p text:style-name="P40">- Аудит безопасности</text:p>
      <text:p text:style-name="P39">- Мероприятие аудита безопасности</text:p>
      <text:p text:style-name="P39">- Оценка аудита</text:p>
      <text:p text:style-name="P68">- Годовая программа аудитов</text:p>
      <text:p text:style-name="P36"/>
      <text:p text:style-name="P37">Справочник<text:span text:style-name="T82">и:</text:span></text:p>
      <text:p text:style-name="P37">- «<text:span text:style-name="T11">Отрасли экономической деятельности</text:span>»</text:p>
      <text:p text:style-name="P35">- «<text:span text:style-name="T12">Перечень проверяемых параметров</text:span>»</text:p>
      <text:p text:style-name="P35">- «<text:span text:style-name="T7">Организационн</text:span>ая структура»</text:p>
      <text:p text:style-name="P35">- «<text:span text:style-name="T12">Виды аудита</text:span>»</text:p>
      <text:p text:style-name="P31"/>
      <text:p text:style-name="P31">Печатные формы</text:p>
      <text:p text:style-name="P41"/>
      <text:p text:style-name="P41">Отчеты:</text:p>
      <text:p text:style-name="P41">- <text:span text:style-name="T82">По сотрудникам</text:span></text:p>
      <text:p text:style-name="P41">- <text:span text:style-name="T82">По просроченным мероприятиям</text:span></text:p>
      <text:p text:style-name="P7"><text:soft-page-break/></text:p>
      <text:p text:style-name="P177">Бизнес-процессы</text:p>
      <text:p text:style-name="P109"/>
      <text:p text:style-name="P22"><text:span text:style-name="T56">Автоматизированные</text:span><text:span text:style-name="T24"> маршруты</text:span></text:p>
      <text:p text:style-name="P109">Частные задачи</text:p>
      <text:p text:style-name="P85"/>
      <text:p text:style-name="P17"/>
      <text:p text:style-name="P182">Дополнительные опции</text:p>
      <text:p text:style-name="P71"/>
      <text:p text:style-name="P73">Статус выполнения мероприятий</text:p>
      <text:p text:style-name="P74"><text:span text:style-name="T74">Приложение «Аудиты безопасности»</text:span> связано с <text:span text:style-name="T84">приложением</text:span> «Претензии»</text:p>
      <text:p text:style-name="P43"/>
      <text:p text:style-name="P43"/>
      <text:p text:style-name="P98"><text:span text:style-name="T62">В</text:span>стреч<text:span text:style-name="T62">и</text:span></text:p>
      <text:p text:style-name="P94"/>
      <text:p text:style-name="P121">Слоган:</text:p>
      <text:p text:style-name="P126">От слов — к делу!</text:p>
      <text:p text:style-name="P117"/>
      <text:p text:style-name="P129">По кнопке «Подробнее»:</text:p>
      <text:p text:style-name="P121"><text:span text:style-name="T57">Приложение</text:span><text:span text:style-name="T38"> п</text:span><text:span text:style-name="T37">редназначено для </text:span><text:span text:style-name="T39">автоматизации планирования и проведения различных встреч (совещаний, заседаний, рабочих встреч...), контроля <text:s/>выполнения планов реализации.</text:span></text:p>
      <text:p text:style-name="P50"/>
      <text:p text:style-name="P54">Ключевые возможности:</text:p>
      <text:p text:style-name="P54">Планирование встреч</text:p>
      <text:p text:style-name="P54">Приглашение участников</text:p>
      <text:p text:style-name="P54">Ведение протоколов</text:p>
      <text:p text:style-name="P54"><text:span text:style-name="T78">П</text:span>лан мероприятий</text:p>
      <text:p text:style-name="P54">Назначение ответственных</text:p>
      <text:p text:style-name="P54">Контроль выполнения</text:p>
      <text:p text:style-name="P50"/>
      <text:p text:style-name="P56"><text:span text:style-name="T68">Приложение</text:span> позволит:</text:p>
      <text:p text:style-name="P55"><text:span text:style-name="T32">П</text:span><text:span text:style-name="T27">ланировать предстоящие </text:span><text:span text:style-name="T33">рабочие</text:span><text:span text:style-name="T27"> </text:span><text:span text:style-name="T28">встречи: проводить </text:span><text:span text:style-name="Strong_20_Emphasis"><text:span text:style-name="T35">подготовку и согласование повестки, определ</text:span></text:span><text:span text:style-name="Strong_20_Emphasis"><text:span text:style-name="T36">ять</text:span></text:span><text:span text:style-name="Strong_20_Emphasis"><text:span text:style-name="T35"> состав приглашенных, врем</text:span></text:span><text:span text:style-name="Strong_20_Emphasis"><text:span text:style-name="T36">я</text:span></text:span><text:span text:style-name="Strong_20_Emphasis"><text:span text:style-name="T35"> и мест</text:span></text:span><text:span text:style-name="Strong_20_Emphasis"><text:span text:style-name="T36">о</text:span></text:span><text:span text:style-name="Strong_20_Emphasis"><text:span text:style-name="T35">, своевременно оповещ</text:span></text:span><text:span text:style-name="Strong_20_Emphasis"><text:span text:style-name="T36">ать</text:span></text:span><text:span text:style-name="Strong_20_Emphasis"><text:span text:style-name="T35"> всех заинтересованных лиц, в том числе сотрудник</text:span></text:span><text:span text:style-name="Strong_20_Emphasis"><text:span text:style-name="T36">ов</text:span></text:span><text:span text:style-name="Strong_20_Emphasis"><text:span text:style-name="T35"> внешних организаций </text:span></text:span><text:span text:style-name="Strong_20_Emphasis"><text:span text:style-name="T36">(путем </text:span></text:span><text:span text:style-name="Strong_20_Emphasis"><text:span text:style-name="T35">рассылк</text:span></text:span><text:span text:style-name="Strong_20_Emphasis"><text:span text:style-name="T36">и</text:span></text:span><text:span text:style-name="Strong_20_Emphasis"><text:span text:style-name="T35"> электронных писем с приглашением</text:span></text:span><text:span text:style-name="Strong_20_Emphasis"><text:span text:style-name="T36">)</text:span></text:span></text:p>
      <text:p text:style-name="P63"><text:span text:style-name="T32">В</text:span><text:span text:style-name="T27">ести протоколы встреч, фиксировать принятые решения</text:span></text:p>
      <text:p text:style-name="P63"><text:span text:style-name="T32">Ф</text:span><text:span text:style-name="T29">ормировать план мероприятий </text:span><text:span text:style-name="T34">по итогам встреч</text:span><text:span text:style-name="T29">, </text:span><text:span text:style-name="T27">н</text:span><text:span text:style-name="T30">азначать ответственных, контролировать выполнени</text:span><text:span text:style-name="T27">е</text:span></text:p>
      <text:p text:style-name="P63"><text:span text:style-name="T32">К</text:span><text:span text:style-name="T30">онтролировать время сотрудников, перечень обсуждаемых вопросов</text:span></text:p>
      <text:p text:style-name="P50"/>
      <text:p text:style-name="P178">Бизнес-объекты</text:p>
      <text:p text:style-name="P51"/>
      <text:p text:style-name="P82">Документы:</text:p>
      <text:p text:style-name="P66">- Протокол встречи</text:p>
      <text:p text:style-name="P51">- Мероприятие встречи</text:p>
      <text:p text:style-name="P54"/>
      <text:p text:style-name="P54">Справочник<text:span text:style-name="T85">и:</text:span></text:p>
      <text:p text:style-name="P54">- «Классификатор встреч»</text:p>
      <text:p text:style-name="P51">- «Организационная структура»</text:p>
      <text:p text:style-name="P51">- «Уровень приоритета»</text:p>
      <text:p text:style-name="P51">- «Срок»</text:p>
      <text:p text:style-name="P51"/>
      <text:p text:style-name="P51">Печатные формы</text:p>
      <text:p text:style-name="P51"/>
      <text:p text:style-name="P82">Отчет о встречах</text:p>
      <text:p text:style-name="P51"/>
      <text:p text:style-name="P178">Бизнес-процессы</text:p>
      <text:p text:style-name="P178"><text:soft-page-break/></text:p>
      <text:p text:style-name="P23"><text:span text:style-name="T56">Автоматизированные</text:span><text:span text:style-name="T24"> маршруты</text:span></text:p>
      <text:p text:style-name="P111">Свободный маршрут</text:p>
      <text:p text:style-name="P111">Частные задачи</text:p>
      <text:p text:style-name="P116"/>
      <text:p text:style-name="P182">Дополнительные опции</text:p>
      <text:p text:style-name="P71"/>
      <text:p text:style-name="P64"><text:span text:style-name="T31">Ф</text:span><text:span text:style-name="T30">ормирова</text:span><text:span text:style-name="T31">ние</text:span><text:span text:style-name="T30"> новы</text:span><text:span text:style-name="T31">х</text:span><text:span text:style-name="T30"> </text:span><text:span text:style-name="T28">встреч</text:span><text:span text:style-name="T30"> на основе уже созданных</text:span></text:p>
      <text:p text:style-name="P52">Создание связанных встреч</text:p>
      <text:p text:style-name="P46"/>
      <text:p text:style-name="P99">Первичные документы</text:p>
      <text:p text:style-name="P95"/>
      <text:p text:style-name="P122">Слоган:</text:p>
      <text:p text:style-name="P125">Оперативная обработка и хранение.</text:p>
      <text:p text:style-name="P118"/>
      <text:p text:style-name="P130">По кнопке «Подробнее»:</text:p>
      <text:p text:style-name="P134"><text:span text:style-name="T86">Приложение п</text:span>редназначено для <text:span text:style-name="T63">обеспечения оперативной обработки и хранения первичной документации</text:span>.</text:p>
      <text:p text:style-name="P133"/>
      <text:p text:style-name="P139">Ключевые возможности:</text:p>
      <text:p text:style-name="P150"><text:span text:style-name="T64">Е</text:span>диное хранилище</text:p>
      <text:p text:style-name="P150">Оперативный обмен</text:p>
      <text:p text:style-name="P150">Подготовка к проверкам</text:p>
      <text:p text:style-name="P133"/>
      <text:p text:style-name="P154"><text:span text:style-name="T86">Приложение</text:span> позволит:</text:p>
      <text:p text:style-name="P147"><text:span text:style-name="Strong_20_Emphasis"><text:span text:style-name="T42">Обеспечить </text:span></text:span><text:span text:style-name="Strong_20_Emphasis"><text:span text:style-name="T43">единую работу с электронными (формализованными и неформализованными) и бумажными первичными учетными документами</text:span></text:span></text:p>
      <text:p text:style-name="P147"><text:span text:style-name="Strong_20_Emphasis"><text:span text:style-name="T44">Быстро заносить</text:span></text:span><text:span text:style-name="Strong_20_Emphasis"><text:span text:style-name="T43"> документ</text:span></text:span><text:span text:style-name="Strong_20_Emphasis"><text:span text:style-name="T44">ы</text:span></text:span><text:span text:style-name="Strong_20_Emphasis"><text:span text:style-name="T43"> в единое хранилище из учетных систем, со сканеров</text:span></text:span></text:p>
      <text:p text:style-name="P147"><text:span text:style-name="Strong_20_Emphasis"><text:span text:style-name="T42">Организовать эффективный обмен </text:span></text:span><text:span text:style-name="Strong_20_Emphasis"><text:span text:style-name="T55">первичными учетными документами с контрагентами</text:span></text:span><text:span text:style-name="Strong_20_Emphasis"><text:span text:style-name="T42">, </text:span></text:span><text:span text:style-name="Strong_20_Emphasis"><text:span text:style-name="T43">оперативное проведение сверок</text:span></text:span></text:p>
      <text:p text:style-name="P147"><text:span text:style-name="Strong_20_Emphasis"><text:span text:style-name="T45">Организовать </text:span></text:span><text:span text:style-name="Strong_20_Emphasis"><text:span text:style-name="T43">быструю подготовку к налоговым и аудиторским проверкам путем выгрузки документов в бумажном или электронном виде</text:span></text:span></text:p>
      <text:p text:style-name="P147"><text:span text:style-name="Strong_20_Emphasis"><text:span text:style-name="T45">У</text:span></text:span><text:span text:style-name="Strong_20_Emphasis"><text:span text:style-name="T43">правл</text:span></text:span><text:span text:style-name="Strong_20_Emphasis"><text:span text:style-name="T45">ять</text:span></text:span><text:span text:style-name="Strong_20_Emphasis"><text:span text:style-name="T43"> хранением документов (права доступа, сроки…</text:span></text:span><text:span text:style-name="Strong_20_Emphasis"><text:span text:style-name="T45">)</text:span></text:span></text:p>
      <text:p text:style-name="P133"/>
      <text:p text:style-name="P184">Бизнес-объекты</text:p>
      <text:p text:style-name="P142"/>
      <text:p text:style-name="P157">Документы:</text:p>
      <text:p text:style-name="P143">- Первичный документ</text:p>
      <text:p text:style-name="P143"/>
      <text:p text:style-name="P157">Справочники:</text:p>
      <text:p text:style-name="P142">- <text:s/>«Вид документа»</text:p>
      <text:p text:style-name="P137">- <text:s/>«Организационная структура»</text:p>
      <text:p text:style-name="P142">- <text:s/>«Вид бюджета»</text:p>
      <text:p text:style-name="P202"/>
      <text:p text:style-name="P202">Печатные формы <text:span text:style-name="T76">(</text:span><text:span text:style-name="T65">Справка о подтверждающих документах</text:span><text:span text:style-name="T76">)</text:span><text:span text:style-name="T76"><office:annotation><dc:creator>&lt;анонимный&gt;</dc:creator><dc:date>2018-07-24T00:18:47</dc:date><text:p text:style-name="P209"><text:span text:style-name="T94">форма учета по валютным операциям резидентов</text:span></text:p></office:annotation></text:span></text:p>
      <text:p text:style-name="P142"/>
      <text:p text:style-name="P179">Бизнес-процессы</text:p>
      <text:p text:style-name="P112"/>
      <text:p text:style-name="P24"><text:span text:style-name="T56">Автоматизированные</text:span><text:span text:style-name="T24"> маршруты</text:span></text:p>
      <text:p text:style-name="P112">Свободный маршрут</text:p>
      <text:p text:style-name="P160">Частные задачи</text:p>
      <text:p text:style-name="P151"/>
      <text:p text:style-name="P188">Дополнительные опции</text:p>
      <text:p text:style-name="P185"/>
      <text:p text:style-name="P146"><text:span text:style-name="T40">Ф</text:span><text:span text:style-name="T41">ормирова</text:span><text:span text:style-name="T40">ние</text:span><text:span text:style-name="T41"> новы</text:span><text:span text:style-name="T40">х</text:span><text:span text:style-name="T41"> </text:span><text:span text:style-name="T64">первичных документов</text:span><text:span text:style-name="T41"> на основе уже созданных</text:span></text:p>
      <text:p text:style-name="P138"><text:soft-page-break/>Создание связанных <text:span text:style-name="T64">первичных документов</text:span></text:p>
      <text:p text:style-name="P43"/>
      <text:p text:style-name="P100">Контракты</text:p>
      <text:p text:style-name="P96"/>
      <text:p text:style-name="P123">Слоган:</text:p>
      <text:p text:style-name="P127">Контракты под контролем!</text:p>
      <text:p text:style-name="P119"/>
      <text:p text:style-name="P131">По кнопке «Подробнее»:</text:p>
      <text:p text:style-name="P135"><text:span text:style-name="T86">Приложение п</text:span>редназначено для <text:span text:style-name="T2">обеспечения контроля и прозрачности договорных процессов, централизации работы по каждому отдельному контракту и связанными с ним документами.</text:span></text:p>
      <text:p text:style-name="P163">Включает в себя <text:s/>автоматизацию полного цикла <text:span text:style-name="T87">договорной работы</text:span>.</text:p>
      <text:p text:style-name="P135"/>
      <text:p text:style-name="P140">Ключевые возможности:</text:p>
      <text:p text:style-name="P170"/>
      <text:p text:style-name="P170">Контроль сроков</text:p>
      <text:p text:style-name="P170">Четкие критерии заключения</text:p>
      <text:p text:style-name="P170">Регистрация<office:annotation><dc:creator>&lt;анонимный&gt;</dc:creator><dc:date>2018-07-31T15:42:33</dc:date><text:p text:style-name="P211"><text:span text:style-name="T94">Додумаю</text:span></text:p></office:annotation></text:p>
      <text:p text:style-name="P135"/>
      <text:p text:style-name="P155"><text:span text:style-name="T86">Приложение</text:span> позволит:</text:p>
      <text:p text:style-name="P164"><text:span text:style-name="Strong_20_Emphasis"><text:span text:style-name="T51">О</text:span></text:span><text:span text:style-name="Strong_20_Emphasis"><text:span text:style-name="T50">беспечит</text:span></text:span><text:span text:style-name="Strong_20_Emphasis"><text:span text:style-name="T51">ь</text:span></text:span><text:span text:style-name="Strong_20_Emphasis"><text:span text:style-name="T50"> совместную работу и распределение ответственности между специалистами разных профилей — внутренними заказчиками, специалистами по закупкам, сопровождению, юристами и бухгалтерами.</text:span></text:span></text:p>
      <text:p text:style-name="P148"><text:span text:style-name="Strong_20_Emphasis"><text:span text:style-name="T46">Проводить предварительную работу по подготовке контракта </text:span></text:span><text:span text:style-name="Strong_20_Emphasis"><text:span text:style-name="T47">путем оформления и оценки контрагента (при необходимости), оформления заявки на контракт, проводить процедуру выбора поставщика.</text:span></text:span></text:p>
      <text:p text:style-name="P149"><text:span text:style-name="Strong_20_Emphasis"><text:span text:style-name="T48">Оформлять, </text:span></text:span><text:span text:style-name="Strong_20_Emphasis"><text:span text:style-name="T49">согласовывать, подписывать,</text:span></text:span><text:span text:style-name="Strong_20_Emphasis"><text:span text:style-name="T48"> регистрировать контракт и дополнительные соглашения к нему, формировать паспорт сделки, вести учет и маршрутизацию поступающей первичной документации по контракту.</text:span></text:span></text:p>
      <text:p text:style-name="P149"><text:span text:style-name="Strong_20_Emphasis"><text:span text:style-name="T48">Вести курс валют.</text:span></text:span></text:p>
      <text:p text:style-name="P135"/>
      <text:p text:style-name="P186">Бизнес-объекты</text:p>
      <text:p text:style-name="P144"/>
      <text:p text:style-name="P158">Документы:</text:p>
      <text:p text:style-name="P144">- <text:span text:style-name="T88">Заявка на контракта</text:span></text:p>
      <text:p text:style-name="P144">- <text:span text:style-name="T88">Контракт</text:span></text:p>
      <text:p text:style-name="P144">- <text:span text:style-name="T88">Дополнительное соглашение</text:span></text:p>
      <text:p text:style-name="P144">- <text:span text:style-name="T88">Регистрационная запись</text:span></text:p>
      <text:p text:style-name="P144">- <text:span text:style-name="T88">Паспорт сделки</text:span></text:p>
      <text:p text:style-name="P144">- <text:span text:style-name="T88">Выбор поставщика</text:span></text:p>
      <text:p text:style-name="P144"/>
      <text:p text:style-name="P158">Справочники:</text:p>
      <text:p text:style-name="P144">- <text:s/>«Вид <text:span text:style-name="T89">обязательств</text:span>»</text:p>
      <text:p text:style-name="P140">- <text:s/>«Организационная структура»</text:p>
      <text:p text:style-name="P144">- <text:s/>«<text:span text:style-name="T89">Категория</text:span> бюджета»</text:p>
      <text:p text:style-name="P144">- «<text:span text:style-name="T89">Группа материалов</text:span>»</text:p>
      <text:p text:style-name="P144">- «<text:span text:style-name="T89">Направление контракта</text:span>»</text:p>
      <text:p text:style-name="P144">- «<text:span text:style-name="T89">Вид деятельности</text:span>»</text:p>
      <text:p text:style-name="P144">- «<text:span text:style-name="T89">Условия платежа</text:span>»</text:p>
      <text:p text:style-name="P191"><text:span text:style-name="T66">- «</text:span><text:span text:style-name="T67">Условия поставки</text:span><text:span text:style-name="T66">»</text:span></text:p>
      <text:p text:style-name="P144"/>
      <text:p text:style-name="P203">Печатные формы:</text:p>
      <text:p text:style-name="P204">Договор купли-продажи</text:p>
      <text:p text:style-name="P144"/>
      <text:p text:style-name="P180">Бизнес-процессы</text:p>
      <text:p text:style-name="P114"/>
      <text:p text:style-name="P25"><text:span text:style-name="T56">Автоматизированные</text:span><text:span text:style-name="T24"> маршруты</text:span></text:p>
      <text:p text:style-name="P161"><text:soft-page-break/>Частные задачи</text:p>
      <text:p text:style-name="P152"/>
      <text:p text:style-name="P189">Дополнительные опции</text:p>
      <text:p text:style-name="P186"/>
      <text:p text:style-name="P167">Формирование нового контракта на основе уже созданного.</text:p>
      <text:p text:style-name="P166">Связь с основными средствами предприятия.</text:p>
      <text:p text:style-name="P166">Связь с проектной деятельностью.</text:p>
      <text:p text:style-name="P168">Приложение «Контракты» связано с приложениями «Контрагенты», «Первичные документы», «Претензии».</text:p>
      <text:p text:style-name="P168"/>
      <text:p text:style-name="P101">Претензии</text:p>
      <text:p text:style-name="P97"/>
      <text:p text:style-name="P124">Слоган:</text:p>
      <text:p text:style-name="P128">?</text:p>
      <text:p text:style-name="P120"/>
      <text:p text:style-name="P132">По кнопке «Подробнее»:</text:p>
      <text:p text:style-name="P136"><text:span text:style-name="T86">Приложение п</text:span>редназначено для <text:span text:style-name="T90">автоматизации работы с претензиями.</text:span></text:p>
      <text:p text:style-name="P136"/>
      <text:p text:style-name="P141">Ключевые возможности:</text:p>
      <text:p text:style-name="P171"/>
      <text:p text:style-name="P171">Контроль сроков</text:p>
      <text:p text:style-name="P171">Четкие критерии заключения</text:p>
      <text:p text:style-name="P171">Регистрация</text:p>
      <text:p text:style-name="P136"/>
      <text:p text:style-name="P156"><text:span text:style-name="T86">Приложение</text:span> позволит:</text:p>
      <text:p text:style-name="P165"><text:span text:style-name="Strong_20_Emphasis"><text:span text:style-name="T52">Оформлять и регистрировать претензии, </text:span></text:span><text:span text:style-name="Strong_20_Emphasis"><text:span text:style-name="T53">в том числе</text:span></text:span><text:span text:style-name="Strong_20_Emphasis"><text:span text:style-name="T52"> с привязкой к определенному контрагенту, контракт</text:span></text:span><text:span text:style-name="Strong_20_Emphasis"><text:span text:style-name="T54">у.</text:span></text:span></text:p>
      <text:p text:style-name="P165"><text:span text:style-name="Strong_20_Emphasis"><text:span text:style-name="T52">Принимать решение по претензии и отслеживать ее статус.</text:span></text:span></text:p>
      <text:p text:style-name="P165"><text:span text:style-name="Strong_20_Emphasis"><text:span text:style-name="T52">Контролировать сроки исполнения.</text:span></text:span></text:p>
      <text:p text:style-name="P165"><text:span text:style-name="Strong_20_Emphasis"><text:span text:style-name="T52">Формировать отчеты о </text:span></text:span><text:span text:style-name="Strong_20_Emphasis"><text:span text:style-name="T54">предпринятых действиях</text:span></text:span><text:span text:style-name="Strong_20_Emphasis"><text:span text:style-name="T52">.</text:span></text:span></text:p>
      <text:p text:style-name="P136"/>
      <text:p text:style-name="P187">Бизнес-объекты</text:p>
      <text:p text:style-name="P145"/>
      <text:p text:style-name="P159">Документы:</text:p>
      <text:p text:style-name="P145">- <text:span text:style-name="T92">Входящая претензия</text:span></text:p>
      <text:p text:style-name="P145">- <text:span text:style-name="T92">Исходящая претензия</text:span></text:p>
      <text:p text:style-name="P145"/>
      <text:p text:style-name="P145"/>
      <text:p text:style-name="P159">Справочники:</text:p>
      <text:p text:style-name="P145">- <text:s/>«Вид <text:span text:style-name="T89">обязательств</text:span>»</text:p>
      <text:p text:style-name="P141">- <text:s/>«Организационная структура»</text:p>
      <text:p text:style-name="P145">- <text:s/>«<text:span text:style-name="T89">Категория</text:span> бюджета»</text:p>
      <text:p text:style-name="P145">- «<text:span text:style-name="T89">Группа материалов</text:span>»</text:p>
      <text:p text:style-name="P145">- «<text:span text:style-name="T89">Направление контракта</text:span>»</text:p>
      <text:p text:style-name="P145">- «<text:span text:style-name="T89">Вид деятельности</text:span>»</text:p>
      <text:p text:style-name="P145">- «<text:span text:style-name="T89">Условия платежа</text:span>»</text:p>
      <text:p text:style-name="P192"><text:span text:style-name="T66">- «</text:span><text:span text:style-name="T67">Условия поставки</text:span><text:span text:style-name="T66">»</text:span></text:p>
      <text:p text:style-name="P145"/>
      <text:p text:style-name="P206">Печатные формы:</text:p>
      <text:p text:style-name="P205">Договор купли-продажи</text:p>
      <text:p text:style-name="P145"/>
      <text:p text:style-name="P181">Бизнес-процессы</text:p>
      <text:p text:style-name="P115"/>
      <text:p text:style-name="P26"><text:span text:style-name="T56">Автоматизированные</text:span><text:span text:style-name="T24"> маршруты</text:span></text:p>
      <text:p text:style-name="P162">Частные задачи</text:p>
      <text:p text:style-name="P153"/>
      <text:p text:style-name="P190"><text:soft-page-break/>Дополнительные опции</text:p>
      <text:p text:style-name="P187"/>
      <text:p text:style-name="P172">Формирование нового контракта на основе уже созданного.</text:p>
      <text:p text:style-name="P173">Связь с основными средствами предприятия.</text:p>
      <text:p text:style-name="P173">Связь с проектной деятельностью.</text:p>
      <text:p text:style-name="P169">Приложение «<text:span text:style-name="T90">Претензии</text:span>» связано с приложениями «Контра<text:span text:style-name="T90">к</text:span>ты», <text:span text:style-name="T91">«Делопроизводство», «Аудиты», «Внутренний контроль и режим».</text:span></text:p>
      <text:p text:style-name="P43"/>
      <text:p text:style-name="P92">Главное<office:annotation><dc:creator>&lt;анонимный&gt;</dc:creator><dc:date>2018-07-23T21:53:42</dc:date><text:p text:style-name="P211"><text:span text:style-name="T94">Разместить в Платформа — Преимущества</text:span></text:p><text:p text:style-name="P211"><text:span text:style-name="T94"/></text:p><text:p text:style-name="P211"><text:span text:style-name="T94">Сделать 1-м блоком, т. к. это самые главные преимущества для клиента!</text:span></text:p></office:annotation></text:p>
      <text:p text:style-name="P47"/>
      <text:p text:style-name="P47">Платформа Veda предназначена для быстрого создания автоматизированных бизнес-решений</text:p>
      <text:p text:style-name="P47"/>
      <text:p text:style-name="P48">Нет лицензий — <text:span text:style-name="T23">возможность подключения 100% сотрудников на старте</text:span></text:p>
      <text:p text:style-name="P48"/>
      <text:p text:style-name="P49">QuickWin — быстрое получение эффекта</text:p>
      <text:p text:style-name="P49"/>
      <text:p text:style-name="P49">Open-source — разумная стоимость владения</text:p>
      <text:p text:style-name="P49"/>
      <text:p text:style-name="P106">Российский разработчик — <text:span text:style-name="T59">Наша компания является разработчиком собственной платформы и приложений на ее основе</text:span></text:p>
      <text:p text:style-name="P107"/>
      <text:p text:style-name="P49">Отработанная методология внедрения - <text:span text:style-name="T58">з</text:span><text:span text:style-name="T25">а годы работы мы накопили </text:span><text:span text:style-name="T26">большой</text:span><text:span text:style-name="T25"> опыт в области электронного документооборота</text:span></text:p>
      <text:p text:style-name="P104"/>
      <text:p text:style-name="P105">Индивидуальные настройки - под любые задачи предприятия</text:p>
      <text:p text:style-name="P102"/>
      <text:p text:style-name="P103">Многоязычность интерфейса и вводимых данных</text:p>
      <text:p text:style-name="P103"/>
      <text:p text:style-name="P103">Возможность подключения к системе сторонних организаций и аффилированных лиц</text:p>
      <text:p text:style-name="P105"/>
      <text:p text:style-name="P105"/>
      <text:p text:style-name="P53">Бизнес-объекты:</text:p>
      <text:p text:style-name="P65"><text:span text:style-name="T80">Шаблон - </text:span>Протокол</text:p>
      <text:p text:style-name="P53"><text:span text:style-name="T80">Шаблон - </text:span>Мероприятие</text:p>
      <text:p text:style-name="P53">Справочник<text:span text:style-name="T80">и - 4</text:span></text:p>
      <text:p text:style-name="P53">Печатные формы - <text:span text:style-name="T80">1</text:span></text:p>
      <text:p text:style-name="P53"/>
      <text:p text:style-name="P53">Бизнес-процессы:</text:p>
      <text:p text:style-name="P20"><text:span text:style-name="T56">Автоматизированные</text:span><text:span text:style-name="T24"> маршруты</text:span></text:p>
      <text:p text:style-name="P110">Свободный маршрут</text:p>
      <text:p text:style-name="P110">Частные задачи</text:p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style:style style:name="Strong_20_Emphasis" style:display-name="Strong Emphasis" style:family="text" style:parent-style-name="Основной_20_текст_20_символа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8-06T16:06:29.516639696</dc:date>
    <meta:editing-duration>PT14H42M23S</meta:editing-duration>
    <meta:editing-cycles>87</meta:editing-cycles>
    <meta:generator>LibreOffice/5.1.6.2$Linux_X86_64 LibreOffice_project/10m0$Build-2</meta:generator>
    <meta:document-statistic meta:table-count="0" meta:image-count="0" meta:object-count="0" meta:page-count="9" meta:paragraph-count="302" meta:word-count="1339" meta:character-count="11115" meta:non-whitespace-character-count="10057"/>
  </office:meta>
</office:document-meta>
</file>